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C2000001C231879DBE34F8873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looMi" svg:font-family="BalooMi"/>
    <style:font-face style:name="Andale Sans UI1" svg:font-family="'Andale Sans UI'" style:font-pitch="variable"/>
    <style:font-face style:name="Bree Serif" svg:font-family="'Bree Serif'" style:font-pitch="variable"/>
    <style:font-face style:name="Kanit" svg:font-family="Kanit" style:font-pitch="variable"/>
    <style:font-face style:name="Kanit SemiBold" svg:font-family="'Kanit SemiBold'" style:font-pitch="variable"/>
    <style:font-face style:name="MS Gothic" svg:font-family="'MS Gothic'" style:font-pitch="variable"/>
    <style:font-face style:name="Mitr" svg:font-family="Mitr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 style:font-adornments="Regular" style:font-pitch="variable"/>
    <style:font-face style:name="Tahoma1" svg:font-family="Tahoma" style:font-pitch="variable"/>
    <style:font-face style:name="Timmana" svg:font-family="Timm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Baloo" svg:font-family="Baloo" style:font-family-generic="script" style:font-pitch="variable"/>
    <style:font-face style:name="Lato Black" svg:font-family="'Lato Black'" style:font-adornments="Regular" style:font-family-generic="swiss" style:font-pitch="variable"/>
    <style:font-face style:name="Play" svg:font-family="Play" style:font-family-generic="swiss" style:font-pitch="variable"/>
    <style:font-face style:name="Raleway ExtraBold" svg:font-family="'Raleway ExtraBold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18cm" svg:stroke-color="#000000" draw:marker-start="" draw:marker-start-width="0.289cm" draw:marker-start-center="false" draw:marker-end="" draw:marker-end-width="0.289cm" draw:marker-end-center="false" svg:stroke-opacity="80%" draw:stroke-linejoin="miter" draw:fill="gradient" draw:fill-color="#ffffff" draw:fill-gradient-name="Gradient_20_22" draw:opacity="100%" draw:textarea-horizontal-align="center" draw:textarea-vertical-align="middle" draw:auto-grow-height="false" draw:fit-to-size="false" fo:min-height="1.497cm" fo:min-width="6.197cm" fo:padding-top="0.127cm" fo:padding-bottom="0.127cm" fo:padding-left="0.247cm" fo:padding-right="0.247cm" fo:wrap-option="wrap" draw:shadow="visible" draw:shadow-offset-x="-0.106cm" draw:shadow-offset-y="-0.106cm" draw:shadow-color="#000099" draw:shadow-opacity="100%"/>
    </style:style>
    <style:style style:name="gr3" style:family="graphic" style:parent-style-name="standard">
      <style:graphic-properties draw:stroke="solid" svg:stroke-width="0.018cm" svg:stroke-color="#000000" draw:marker-start="" draw:marker-start-width="0.288cm" draw:marker-start-center="false" draw:marker-end="" draw:marker-end-width="0.288cm" draw:marker-end-center="false" svg:stroke-opacity="80%" draw:stroke-linejoin="miter" draw:fill="gradient" draw:fill-color="#ffffff" draw:fill-gradient-name="Gradient_20_25" draw:textarea-horizontal-align="center" draw:textarea-vertical-align="middle" draw:auto-grow-height="false" draw:fit-to-size="false" fo:min-height="2.049cm" fo:min-width="10.929cm" fo:padding-top="0.126cm" fo:padding-bottom="0.126cm" fo:padding-left="0.246cm" fo:padding-right="0.246cm" fo:wrap-option="wrap" draw:shadow="visible" draw:shadow-offset-x="-0.071cm" draw:shadow-offset-y="-0.071cm" draw:shadow-color="#000099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Roboto Black1" fo:font-weight="bold"/>
    </style:style>
    <style:style style:name="P3" style:family="paragraph">
      <loext:graphic-properties draw:fill="gradient" draw:fill-color="#ffffff" draw:fill-gradient-name="Gradient_20_22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oboto Black1" fo:font-size="24pt" fo:letter-spacing="0.1cm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Roboto Black" fo:font-weight="normal"/>
    </style:style>
    <style:style style:name="P5" style:family="paragraph">
      <loext:graphic-properties draw:fill="gradient" draw:fill-color="#ffffff" draw:fill-gradient-name="Gradient_20_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obot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fo:font-size="24pt" fo:letter-spacing="0.1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size="24pt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cm" svg:height="3.76cm" svg:x="1cm" svg:y="1.15cm">
          <draw:image xlink:href="Pictures/10000201000001C2000001C231879DBE34F88730.png" xlink:type="simple" xlink:show="embed" xlink:actuate="onLoad">
            <text:p/>
          </draw:image>
        </draw:frame>
        <draw:custom-shape draw:style-name="gr2" draw:text-style-name="P3" draw:layer="layout" svg:width="6.69cm" svg:height="1.75cm" svg:x="5.75cm" svg:y="2.1cm">
          <text:p text:style-name="P2"><text:span text:style-name="T1">MRJ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5" draw:layer="layout" svg:width="11.42cm" svg:height="2.3cm" svg:x="14cm" svg:y="2.1cm">
          <text:p text:style-name="P4"><text:span text:style-name="T2">Serviço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looMi" svg:font-family="BalooMi"/>
    <style:font-face style:name="Andale Sans UI1" svg:font-family="'Andale Sans UI'" style:font-pitch="variable"/>
    <style:font-face style:name="Bree Serif" svg:font-family="'Bree Serif'" style:font-pitch="variable"/>
    <style:font-face style:name="Kanit" svg:font-family="Kanit" style:font-pitch="variable"/>
    <style:font-face style:name="Kanit SemiBold" svg:font-family="'Kanit SemiBold'" style:font-pitch="variable"/>
    <style:font-face style:name="MS Gothic" svg:font-family="'MS Gothic'" style:font-pitch="variable"/>
    <style:font-face style:name="Mitr" svg:font-family="Mitr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 style:font-adornments="Regular" style:font-pitch="variable"/>
    <style:font-face style:name="Tahoma1" svg:font-family="Tahoma" style:font-pitch="variable"/>
    <style:font-face style:name="Timmana" svg:font-family="Timm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Baloo" svg:font-family="Baloo" style:font-family-generic="script" style:font-pitch="variable"/>
    <style:font-face style:name="Lato Black" svg:font-family="'Lato Black'" style:font-adornments="Regular" style:font-family-generic="swiss" style:font-pitch="variable"/>
    <style:font-face style:name="Play" svg:font-family="Play" style:font-family-generic="swiss" style:font-pitch="variable"/>
    <style:font-face style:name="Raleway ExtraBold" svg:font-family="'Raleway ExtraBold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2" draw:display-name="Gradient 22" draw:style="linear" draw:start-color="#66ffff" draw:end-color="#3399ff" draw:start-intensity="100%" draw:end-intensity="100%" draw:angle="300" draw:border="0%"/>
    <draw:gradient draw:name="Gradient_20_25" draw:display-name="Gradient 25" draw:style="linear" draw:start-color="#66ccff" draw:end-color="#3399ff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51M34S</meta:editing-duration>
    <meta:editing-cycles>37</meta:editing-cycles>
    <meta:generator>LibreOffice/5.2.6.2$Windows_x86 LibreOffice_project/a3100ed2409ebf1c212f5048fbe377c281438fdc</meta:generator>
    <dc:date>2017-05-16T14:51:12.712000000</dc:date>
    <meta:document-statistic meta:object-count="3"/>
  </office:meta>
</office:document-meta>
</file>